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áboa1" style:family="table">
      <style:table-properties style:width="14.982cm" fo:margin-left="0cm" table:align="left"/>
    </style:style>
    <style:style style:name="Táboa1.A" style:family="table-column">
      <style:table-column-properties style:column-width="2.743cm"/>
    </style:style>
    <style:style style:name="Táboa1.B" style:family="table-column">
      <style:table-column-properties style:column-width="12.24cm"/>
    </style:style>
    <style:style style:name="Táboa1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.B1" style:family="table-cell">
      <style:table-cell-properties fo:padding-left="0.018cm" fo:padding-right="0.018cm" fo:padding-top="0cm" fo:padding-bottom="0cm" fo:border="0.5pt solid #000000" style:writing-mode="lr-tb"/>
    </style:style>
    <style:style style:name="Táboa2" style:family="table">
      <style:table-properties style:width="14.982cm" fo:margin-left="0cm" table:align="left"/>
    </style:style>
    <style:style style:name="Táboa2.A" style:family="table-column">
      <style:table-column-properties style:column-width="3.493cm"/>
    </style:style>
    <style:style style:name="Táboa2.B" style:family="table-column">
      <style:table-column-properties style:column-width="1cm"/>
    </style:style>
    <style:style style:name="Táboa2.C" style:family="table-column">
      <style:table-column-properties style:column-width="10.49cm"/>
    </style:style>
    <style:style style:name="Táboa2.A1" style:family="table-cell">
      <style:table-cell-properties fo:padding-left="0.191cm" fo:padding-right="0.191cm" fo:padding-top="0cm" fo:padding-bottom="0cm" fo:border="0.5pt solid #bfbfbf" style:writing-mode="lr-tb"/>
    </style:style>
    <style:style style:name="Táboa2.2" style:family="table-row">
      <style:table-row-properties style:min-row-height="0.06cm" style:use-optimal-row-height="false"/>
    </style:style>
    <style:style style:name="Táboa2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áboa2.C2" style:family="table-cell">
      <style:table-cell-properties fo:background-color="#f2f2f2" fo:padding-left="0.018cm" fo:padding-right="0.018cm" fo:padding-top="0cm" fo:padding-bottom="0cm" fo:border="0.5pt solid #bfbfbf" style:writing-mode="lr-tb">
        <style:background-image/>
      </style:table-cell-properties>
    </style:style>
    <style:style style:name="Táboa2.12" style:family="table-row">
      <style:table-row-properties style:min-row-height="0.101cm" style:use-optimal-row-height="false"/>
    </style:style>
    <style:style style:name="P1" style:family="paragraph" style:parent-style-name="Encabezado">
      <style:paragraph-properties fo:text-align="end" style:justify-single-word="false"/>
      <style:text-properties fo:font-size="8pt" fo:language="es" fo:country="E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" style:family="paragraph" style:parent-style-name="Table_20_Contents">
      <loext:graphic-properties draw:fill="solid" draw:fill-color="#d9d9d9" draw:opacity="100%"/>
      <style:paragraph-properties fo:text-align="center" style:justify-single-word="false" fo:background-color="#d9d9d9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Encabezado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Encabezado">
      <style:text-properties fo:color="#808080" loext:opacity="100%" fo:font-size="8pt" fo:font-style="italic" style:font-size-asian="8pt" style:font-style-asian="italic" style:font-size-complex="8pt" style:font-style-complex="italic"/>
    </style:style>
    <style:style style:name="P6" style:family="paragraph" style:parent-style-name="Normal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top="0cm" fo:margin-bottom="0cm" style:contextual-spacing="false" fo:line-height="100%"/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8" style:family="paragraph" style:parent-style-name="Normal">
      <style:paragraph-properties fo:margin-top="0cm" fo:margin-bottom="0cm" style:contextual-spacing="false" fo:line-height="100%"/>
      <style:text-properties fo:font-size="12pt" fo:language="es" fo:country="ES" style:font-size-asian="12pt" style:font-size-complex="12pt"/>
    </style:style>
    <style:style style:name="P9" style:family="paragraph" style:parent-style-name="Normal">
      <style:paragraph-properties fo:margin-top="0cm" fo:margin-bottom="0cm" style:contextual-spacing="false" fo:line-height="100%"/>
      <style:text-properties fo:font-size="12pt" fo:language="es" fo:country="ES" style:font-size-asian="12pt" style:font-name-complex="Calibri" style:font-size-complex="12pt"/>
    </style:style>
    <style:style style:name="P10" style:family="paragraph" style:parent-style-name="Normal">
      <style:paragraph-properties fo:margin-top="0cm" fo:margin-bottom="0cm" style:contextual-spacing="false" fo:line-height="100%"/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P11" style:family="paragraph" style:parent-style-name="Normal">
      <style:paragraph-properties fo:margin-top="0cm" fo:margin-bottom="0cm" style:contextual-spacing="false" fo:line-height="100%"/>
    </style:style>
    <style:style style:name="P12" style:family="paragraph" style:parent-style-name="Normal">
      <style:text-properties fo:language="es" fo:country="ES"/>
    </style:style>
    <style:style style:name="P13" style:family="paragraph" style:parent-style-name="Normal">
      <style:paragraph-properties fo:margin-top="0cm" fo:margin-bottom="0cm" style:contextual-spacing="false" fo:line-height="100%"/>
      <style:text-properties style:font-name="MS Gothic" fo:font-size="12pt" fo:language="es" fo:country="ES" style:font-name-asian="MS Gothic" style:font-size-asian="12pt" style:font-size-complex="12pt"/>
    </style:style>
    <style:style style:name="P14" style:family="paragraph" style:parent-style-name="Normal" style:master-page-name="MP0">
      <style:paragraph-properties style:page-number="auto" fo:break-before="pag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Normal">
      <style:paragraph-properties fo:margin-top="0cm" fo:margin-bottom="0cm" style:contextual-spacing="false" fo:line-height="100%"/>
      <style:text-properties fo:font-size="16pt" fo:language="es" fo:country="ES" officeooo:rsid="000f6503" officeooo:paragraph-rsid="000f6503" style:font-size-asian="16pt" style:font-size-complex="16pt"/>
    </style:style>
    <style:style style:name="P16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8pt" fo:language="es" fo:country="E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fo:color="#808080" loext:opacity="100%" fo:font-size="6pt" fo:font-style="italic" style:font-size-asian="6pt" style:font-style-asian="italic" style:font-size-complex="6pt" style:font-style-complex="italic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es" fo:country="ES" style:font-size-asian="12pt" style:font-size-complex="12pt"/>
    </style:style>
    <style:style style:name="T5" style:family="text">
      <style:text-properties fo:font-size="12pt" fo:language="es" fo:country="ES" officeooo:rsid="000f6503" style:font-size-asian="12pt" style:font-size-complex="12pt"/>
    </style:style>
    <style:style style:name="T6" style:family="text"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T7" style:family="text">
      <style:text-properties fo:font-size="12pt" fo:language="es" fo:country="ES" style:font-name-asian="MS Gothic" style:font-size-asian="12pt" style:font-name-complex="Calibri" style:font-size-complex="12pt"/>
    </style:style>
    <style:style style:name="T8" style:family="text">
      <style:text-properties style:font-name="MS Gothic" fo:font-size="12pt" fo:language="es" fo:country="ES" style:font-name-asian="MS Gothic" style:font-size-asian="12pt" style:font-size-complex="12pt"/>
    </style:style>
    <style:style style:name="T9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10" style:family="text">
      <style:text-properties officeooo:rsid="000f6503"/>
    </style:style>
    <style:style style:name="T11" style:family="tex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1.6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Grupo: </text:p>
      <table:table table:name="Táboa1" table:style-name="Táboa1">
        <table:table-column table:style-name="Táboa1.A"/>
        <table:table-column table:style-name="Táboa1.B"/>
        <table:table-row table:style-name="TableLine1905687895312">
          <table:table-cell table:style-name="Táboa1.A1" office:value-type="string">
            <text:p text:style-name="P11"><text:span text:style-name="Fuente_20_de_20_párrafo_20_predeter."><text:span text:style-name="T3">Alumno/a 1:</text:span></text:span></text:p>
          </table:table-cell>
          <table:table-cell table:style-name="Táboa1.B1" office:value-type="string">
            <text:p text:style-name="P15">Martín Quintana Raña</text:p>
          </table:table-cell>
        </table:table-row>
      </table:table>
      <text:p text:style-name="P12"/>
      <table:table table:name="Táboa2" table:style-name="Táboa2">
        <table:table-column table:style-name="Táboa2.A"/>
        <table:table-column table:style-name="Táboa2.B"/>
        <table:table-column table:style-name="Táboa2.C"/>
        <table:table-row table:style-name="TableLine1905687898032">
          <table:table-cell table:style-name="Táboa2.A1" office:value-type="string">
            <text:p text:style-name="P6">Actividad</text:p>
          </table:table-cell>
          <table:table-cell table:style-name="Táboa2.A1" table:number-columns-spanned="2" office:value-type="string">
            <text:p text:style-name="P7">Diseño de una Web – I </text:p>
          </table:table-cell>
          <table:covered-table-cell/>
        </table:table-row>
        <table:table-row table:style-name="Táboa2.2">
          <table:table-cell table:style-name="Táboa2.A2" table:number-rows-spanned="14" office:value-type="string">
            <text:p text:style-name="P6">Temática</text:p>
          </table:table-cell>
          <table:table-cell table:style-name="Táboa2.A2" office:value-type="string">
            <text:p text:style-name="P16"><text:span text:style-name="Fuente_20_de_20_párrafo_20_predeter."><text:span text:style-name="T8">☐</text:span></text:span></text:p>
          </table:table-cell>
          <table:table-cell table:style-name="Táboa2.C2" office:value-type="string">
            <text:p text:style-name="P8">Taller de mecánica rápida</text:p>
          </table:table-cell>
        </table:table-row>
        <table:table-row table:style-name="Táboa2.2">
          <table:covered-table-cell table:style-name="Táboa2.A2"/>
          <table:table-cell table:style-name="Táboa2.A2" office:value-type="string">
            <text:p text:style-name="P11"><text:span text:style-name="Fuente_20_de_20_párrafo_20_predeter."><text:span text:style-name="T8">☐</text:span></text:span></text:p>
          </table:table-cell>
          <table:table-cell table:style-name="Táboa2.C2" office:value-type="string">
            <text:p text:style-name="P8">Peluquería unisex <text:s/></text:p>
          </table:table-cell>
        </table:table-row>
        <table:table-row table:style-name="Táboa2.2">
          <table:covered-table-cell table:style-name="Táboa2.A2"/>
          <table:table-cell table:style-name="Táboa2.A2" office:value-type="string">
            <text:p text:style-name="P13">☐</text:p>
          </table:table-cell>
          <table:table-cell table:style-name="Táboa2.C2" office:value-type="string">
            <text:p text:style-name="P8">Alquiler de elementos de movilidad (bicis, monopatín)</text:p>
          </table:table-cell>
        </table:table-row>
        <table:table-row table:style-name="Táboa2.2">
          <table:covered-table-cell table:style-name="Táboa2.A2"/>
          <table:table-cell table:style-name="Táboa2.A2" office:value-type="string">
            <text:p text:style-name="P11"><text:span text:style-name="Fuente_20_de_20_párrafo_20_predeter."><text:span text:style-name="T8">☐</text:span></text:span></text:p>
          </table:table-cell>
          <table:table-cell table:style-name="Táboa2.C2" office:value-type="string">
            <text:p text:style-name="P8">Casa Rural</text:p>
          </table:table-cell>
        </table:table-row>
        <table:table-row table:style-name="Táboa2.2">
          <table:covered-table-cell table:style-name="Táboa2.A2"/>
          <table:table-cell table:style-name="Táboa2.A2" office:value-type="string">
            <text:p text:style-name="P11"><text:span text:style-name="Fuente_20_de_20_párrafo_20_predeter."><text:span text:style-name="T8">☐</text:span></text:span></text:p>
          </table:table-cell>
          <table:table-cell table:style-name="Táboa2.C2" office:value-type="string">
            <text:p text:style-name="P11"><text:span text:style-name="Fuente_20_de_20_párrafo_20_predeter."><text:span text:style-name="T4">Servicio de </text:span></text:span><text:span text:style-name="Fuente_20_de_20_párrafo_20_predeter."><text:span text:style-name="T6">shopper o personal trainer</text:span></text:span></text:p>
          </table:table-cell>
        </table:table-row>
        <table:table-row table:style-name="Táboa2.2">
          <table:covered-table-cell table:style-name="Táboa2.A2"/>
          <table:table-cell table:style-name="Táboa2.A2" office:value-type="string">
            <text:p text:style-name="P11"><text:span text:style-name="Fuente_20_de_20_párrafo_20_predeter."><text:span text:style-name="T8">☐</text:span></text:span></text:p>
          </table:table-cell>
          <table:table-cell table:style-name="Táboa2.C2" office:value-type="string">
            <text:p text:style-name="P8">Comida casera a domicilio</text:p>
          </table:table-cell>
        </table:table-row>
        <table:table-row table:style-name="Táboa2.2">
          <table:covered-table-cell table:style-name="Táboa2.A2"/>
          <table:table-cell table:style-name="Táboa2.A2" office:value-type="string">
            <text:p text:style-name="P11"><text:span text:style-name="Fuente_20_de_20_párrafo_20_predeter."><text:span text:style-name="T8">☐</text:span></text:span></text:p>
          </table:table-cell>
          <table:table-cell table:style-name="Táboa2.C2" office:value-type="string">
            <text:p text:style-name="P8">Alquiler monopatín y bicis eléctricas</text:p>
          </table:table-cell>
        </table:table-row>
        <table:table-row table:style-name="Táboa2.2">
          <table:covered-table-cell table:style-name="Táboa2.A2"/>
          <table:table-cell table:style-name="Táboa2.A2" office:value-type="string">
            <text:p text:style-name="P11"><text:span text:style-name="Fuente_20_de_20_párrafo_20_predeter."><text:span text:style-name="T8">☐</text:span></text:span></text:p>
          </table:table-cell>
          <table:table-cell table:style-name="Táboa2.C2" office:value-type="string">
            <text:p text:style-name="P8">Atención a mascotas</text:p>
          </table:table-cell>
        </table:table-row>
        <table:table-row table:style-name="Táboa2.2">
          <table:covered-table-cell table:style-name="Táboa2.A2"/>
          <table:table-cell table:style-name="Táboa2.A2" office:value-type="string">
            <text:p text:style-name="P13">☐</text:p>
          </table:table-cell>
          <table:table-cell table:style-name="Táboa2.C2" office:value-type="string">
            <text:p text:style-name="P8">Alquiler de trasteros</text:p>
          </table:table-cell>
        </table:table-row>
        <table:table-row table:style-name="Táboa2.2">
          <table:covered-table-cell table:style-name="Táboa2.A2"/>
          <table:table-cell table:style-name="Táboa2.A2" office:value-type="string">
            <text:p text:style-name="P11"><text:span text:style-name="Fuente_20_de_20_párrafo_20_predeter."><text:span text:style-name="T8">☐</text:span></text:span></text:p>
          </table:table-cell>
          <table:table-cell table:style-name="Táboa2.C2" office:value-type="string">
            <text:p text:style-name="P8">Agencia de limpieza doméstica</text:p>
          </table:table-cell>
        </table:table-row>
        <table:table-row table:style-name="Táboa2.12">
          <table:covered-table-cell table:style-name="Táboa2.A2"/>
          <table:table-cell table:style-name="Táboa2.A2" office:value-type="string">
            <text:p text:style-name="P13">☐</text:p>
          </table:table-cell>
          <table:table-cell table:style-name="Táboa2.C2" office:value-type="string">
            <text:p text:style-name="P9">Servicios de impresión 3D</text:p>
          </table:table-cell>
        </table:table-row>
        <table:table-row table:style-name="Táboa2.12">
          <table:covered-table-cell table:style-name="Táboa2.A2"/>
          <table:table-cell table:style-name="Táboa2.A2" office:value-type="string">
            <text:p text:style-name="P13">☐</text:p>
          </table:table-cell>
          <table:table-cell table:style-name="Táboa2.C2" office:value-type="string">
            <text:p text:style-name="P11"><text:span text:style-name="Fuente_20_de_20_párrafo_20_predeter."><text:span text:style-name="T7">Ventas de productos de artesanía</text:span></text:span></text:p>
          </table:table-cell>
        </table:table-row>
        <table:table-row table:style-name="Táboa2.12">
          <table:covered-table-cell table:style-name="Táboa2.A2"/>
          <table:table-cell table:style-name="Táboa2.A2" office:value-type="string">
            <text:p text:style-name="P11"><text:span text:style-name="Fuente_20_de_20_párrafo_20_predeter."><text:span text:style-name="T8">☐</text:span></text:span></text:p>
          </table:table-cell>
          <table:table-cell table:style-name="Táboa2.C2" office:value-type="string">
            <text:p text:style-name="P8">Servicios ofrecidos con drones</text:p>
          </table:table-cell>
        </table:table-row>
        <table:table-row table:style-name="Táboa2.2">
          <table:covered-table-cell table:style-name="Táboa2.A2"/>
          <table:table-cell table:style-name="Táboa2.A2" office:value-type="string">
            <text:p text:style-name="P11"><text:span text:style-name="Fuente_20_de_20_párrafo_20_predeter."><text:span text:style-name="T8">☐</text:span></text:span></text:p>
          </table:table-cell>
          <table:table-cell table:style-name="Táboa2.C2" office:value-type="string">
            <text:p text:style-name="P10">Propón tu sector o idea.</text:p>
            <text:p text:style-name="P11"><text:span text:style-name="Fuente_20_de_20_párrafo_20_predeter."><text:span text:style-name="T9">Idea</text:span></text:span><text:span text:style-name="Fuente_20_de_20_párrafo_20_predeter."><text:span text:style-name="T4">: </text:span></text:span><text:span text:style-name="Fuente_20_de_20_párrafo_20_predeter."><text:span text:style-name="T5">Venta de productos y servicios tecnológicos</text:span></text:span><text:span text:style-name="Fuente_20_de_20_párrafo_20_predeter."><text:span text:style-name="T4"> </text:span></text:span></text:p>
          </table:table-cell>
        </table:table-row>
        <table:table-row table:style-name="TableLine1905687910000">
          <table:table-cell table:style-name="Táboa2.A1" office:value-type="string">
            <text:p text:style-name="P7">Modalidad</text:p>
          </table:table-cell>
          <table:table-cell table:style-name="Táboa2.A1" table:number-columns-spanned="2" office:value-type="string">
            <text:p text:style-name="P8">Individual</text:p>
          </table:table-cell>
          <table:covered-table-cell/>
        </table:table-row>
        <table:table-row table:style-name="TableLine1905687910816">
          <table:table-cell table:style-name="Táboa2.A2" office:value-type="string">
            <text:p text:style-name="P7">Calificación</text:p>
          </table:table-cell>
          <table:table-cell table:style-name="Táboa2.A2" table:number-columns-spanned="2" office:value-type="string">
            <text:p text:style-name="P8">Será el 20% de la nota final.</text:p>
          </table:table-cell>
          <table:covered-table-cell/>
        </table:table-row>
      </table:table>
      <text:p text:style-name="P12"/>
      <text:p text:style-name="P12"/>
      <text:p text:style-name="P12"><draw:frame text:anchor-type="paragraph" draw:z-index="0" draw:name="Marco de texto 1" draw:style-name="gr1" draw:text-style-name="P17" svg:width="16.537cm" svg:height="11.669cm" svg:x="-0.093cm" svg:y="0.411cm"><draw:text-box><text:p><text:span text:style-name="T11">Breve Explicación: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GB" fo:hyphenate="false" loext:hyphenation-no-caps="false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Normal" style:class="extra">
      <style:paragraph-properties fo:line-height="100%" fo:orphans="0" fo:widows="0" fo:hyphenation-ladder-count="no-limit" text:number-lines="false" text:line-number="0"/>
      <style:text-properties fo:language="es" fo:country="ES" fo:hyphenate="tru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GB"/>
    </style:style>
    <style:style style:name="Pie_20_de_20_página_20_Car" style:display-name="Pie de página Car" style:family="text" style:parent-style-name="Fuente_20_de_20_párrafo_20_predeter.">
      <style:text-properties fo:language="en" fo:country="GB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 loext:opacity="100%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  <style:text-properties fo:font-size="8pt" fo:language="es" fo:country="E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2" style:family="paragraph" style:parent-style-name="Table_20_Contents">
      <loext:graphic-properties draw:fill="solid" draw:fill-color="#d9d9d9" draw:opacity="100%"/>
      <style:paragraph-properties fo:text-align="center" style:justify-single-word="false" fo:background-color="#d9d9d9"/>
      <style:text-properties fo:font-size="10.5pt" fo:font-weight="bold" style:font-size-asian="10.5pt" style:font-weight-asian="bold" style:font-size-complex="10.5pt" style:font-weight-complex="bold"/>
    </style:style>
    <style:style style:name="MP3" style:family="paragraph" style:parent-style-name="Encabezado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Encabezado">
      <style:text-properties fo:color="#808080" loext:opacity="100%"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ize="8pt" fo:language="es" fo:country="E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2" style:family="text">
      <style:text-properties fo:color="#808080" loext:opacity="100%" fo:font-size="6pt" fo:font-style="italic" style:font-size-asian="6pt" style:font-style-asian="italic" style:font-size-complex="6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.385cm" fo:padding-bottom="0.385cm" fo:padding-left="2.136cm" fo:padding-right="2.136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Desenvolvemento Interfaces - IES de Teis</text:p>
        <text:p text:style-name="MP2">Proyecto anual</text:p>
        <text:p text:style-name="MP3"><text:span text:style-name="Fuente_20_de_20_párrafo_20_predeter."><text:span text:style-name="MT1"><text:tab/></text:span></text:span></text:p>
      </style:header>
      <style:footer>
        <text:p text:style-name="MP4"><text:span text:style-name="Fuente_20_de_20_párrafo_20_predeter."><text:span text:style-name="MT2"><text:page-number text:select-page="current">1</text:page-number></text:span></text:span></text:p>
        <text:p text:style-name="MP5">Autor: Juan Carlos Pérez González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/>
    <dc:description/>
    <dc:subject/>
    <meta:initial-creator>Juan Carlos Pérez González</meta:initial-creator>
    <meta:creation-date>2022-07-03T17:49:00Z</meta:creation-date>
    <dc:date>2022-09-29T21:29:07.603000000</dc:date>
    <meta:print-date>2022-09-20T08:57:00Z</meta:print-date>
    <meta:editing-cycles>24</meta:editing-cycles>
    <meta:editing-duration>PT1H40M2S</meta:editing-duration>
    <meta:document-statistic meta:table-count="2" meta:image-count="0" meta:object-count="0" meta:page-count="1" meta:paragraph-count="44" meta:word-count="116" meta:character-count="677" meta:non-whitespace-character-count="597"/>
    <meta:template xlink:type="simple" xlink:actuate="onRequest" xlink:title="" xlink:href="Normal"/>
  </office:meta>
</office:document-meta>
</file>